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later.Defl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Deflater( int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later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setDictionary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setLevel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getTotal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setDictionary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setInput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defla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setStrategy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defla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Deflat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setInput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getA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needs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.getTotal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